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language="zxx" fo:country="none" officeooo:paragraph-rsid="0012310c" style:language-asian="zxx" style:country-asian="none" style:language-complex="zxx" style:country-complex="none"/>
    </style:style>
    <style:style style:name="P2" style:family="paragraph" style:parent-style-name="Text_20_body">
      <style:text-properties fo:language="en" fo:country="US" officeooo:paragraph-rsid="0012310c" style:language-asian="zxx" style:country-asian="none" style:language-complex="zxx" style:country-complex="none"/>
    </style:style>
    <style:style style:name="P3" style:family="paragraph" style:parent-style-name="Text_20_body">
      <style:paragraph-properties fo:margin-left="0in" fo:margin-right="0.1661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0500001907349pt" fo:language="en" fo:country="US" fo:font-style="normal" style:text-underline-style="none" fo:font-weight="normal" style:text-blinking="false" fo:background-color="transparent" style:language-asian="zxx" style:country-asian="none" style:language-complex="zxx" style:country-complex="none"/>
    </style:style>
    <style:style style:name="P4" style:family="paragraph" style:parent-style-name="Text_20_body">
      <style:paragraph-properties fo:margin-left="0in" fo:margin-right="0.1661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0500001907349pt" fo:language="en" fo:country="US" fo:font-style="normal" style:text-underline-style="none" fo:font-weight="normal" officeooo:paragraph-rsid="0012310c" style:text-blinking="false" fo:background-color="transparent" style:language-asian="zxx" style:country-asian="none" style:language-complex="zxx" style:country-complex="none"/>
    </style:style>
    <style:style style:name="P5" style:family="paragraph" style:parent-style-name="Text_20_body">
      <style:paragraph-properties fo:margin-left="0in" fo:margin-right="0.1661in" fo:margin-top="0in" fo:margin-bottom="0in" loext:contextual-spacing="false" fo:line-height="120%"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1.0500001907349pt" fo:language="en" fo:country="US" fo:font-style="normal" style:text-underline-style="none" fo:font-weight="normal" officeooo:paragraph-rsid="0012310c" style:text-blinking="false" fo:background-color="transparent" style:language-asian="zxx" style:country-asian="none" style:language-complex="zxx" style:country-complex="none"/>
    </style:style>
    <style:style style:name="P6"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language="en" fo:country="US" fo:font-style="normal" style:text-underline-style="none" fo:font-weight="normal" style:text-blinking="false" fo:background-color="transparent" style:language-asian="zxx" style:country-asian="none" style:language-complex="zxx" style:country-complex="none"/>
    </style:style>
    <style:style style:name="P7" style:family="paragraph" style:parent-style-name="Text_20_body">
      <style:paragraph-properties fo:margin-top="0.302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9.94999980926514pt" fo:language="en" fo:country="US" fo:font-style="normal" style:text-underline-style="none" fo:font-weight="normal" style:text-blinking="false" fo:background-color="transparent" style:language-asian="zxx" style:country-asian="none" style:language-complex="zxx" style:country-complex="none"/>
    </style:style>
    <style:style style:name="P8" style:family="paragraph" style:parent-style-name="Text_20_body">
      <style:paragraph-properties fo:margin-top="0.0102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9.94999980926514pt" fo:language="en" fo:country="US" fo:font-style="normal" style:text-underline-style="none" fo:font-weight="normal" style:text-blinking="false" fo:background-color="transparent" style:language-asian="zxx" style:country-asian="none" style:language-complex="zxx" style:country-complex="none"/>
    </style:style>
    <style:style style:name="P9" style:family="paragraph" style:parent-style-name="Text_20_body">
      <style:paragraph-properties fo:margin-left="1.0382in" fo:margin-right="1.0398in" fo:margin-top="0.0055in" fo:margin-bottom="0in" loext:contextual-spacing="false" fo:line-height="123%" fo:text-align="center" style:justify-single-word="false" fo:text-indent="0in" style:auto-text-indent="false" style:writing-mode="lr-tb"/>
      <style:text-properties fo:font-variant="normal" fo:text-transform="none" fo:color="#000000" style:text-line-through-style="none" style:text-line-through-type="none" style:font-name="Times New Roman" fo:font-size="12pt" fo:language="en" fo:country="US" fo:font-style="normal" style:text-underline-style="none" fo:font-weight="normal" style:text-blinking="false" fo:background-color="transparent" style:language-asian="zxx" style:country-asian="none" style:language-complex="zxx" style:country-complex="none"/>
    </style:style>
    <style:style style:name="P10" style:family="paragraph" style:parent-style-name="Text_20_body">
      <style:paragraph-properties fo:margin-top="0.2535in" fo:margin-bottom="0in"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4.0500001907349pt" fo:language="en" fo:country="US" fo:font-style="normal" style:text-underline-style="none" fo:font-weight="normal" style:text-blinking="false" fo:background-color="transparent" style:language-asian="zxx" style:country-asian="none" style:language-complex="zxx" style:country-complex="none"/>
    </style:style>
    <style:style style:name="P11" style:family="paragraph" style:parent-style-name="Text_20_body">
      <style:paragraph-properties fo:margin-left="0in" fo:margin-right="0.1638in" fo:margin-top="2.6835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0500001907349pt" fo:language="en" fo:country="US" fo:font-style="italic" style:text-underline-style="none" fo:font-weight="bold" style:text-blinking="false" fo:background-color="transparent" style:language-asian="zxx" style:country-asian="none" style:language-complex="zxx" style:country-complex="none"/>
    </style:style>
    <style:style style:name="P12" style:family="paragraph" style:parent-style-name="Text_20_body">
      <style:paragraph-properties fo:margin-left="0in" fo:margin-right="0.1646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0500001907349pt" fo:language="en" fo:country="US" fo:font-style="normal" style:text-underline-style="none" fo:font-weight="normal" style:text-blinking="false" fo:background-color="transparent" style:language-asian="zxx" style:country-asian="none" style:language-complex="zxx" style:country-complex="none"/>
    </style:style>
    <style:style style:name="P13" style:family="paragraph" style:parent-style-name="Text_20_body">
      <style:paragraph-properties fo:margin-left="0in" fo:margin-right="0.1646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0500001907349pt" fo:language="en" fo:country="US" fo:font-style="italic" style:text-underline-style="none" fo:font-weight="bold" officeooo:rsid="001ad2ba" officeooo:paragraph-rsid="001ad2ba" style:text-blinking="false" fo:background-color="transparent" style:language-asian="zxx" style:country-asian="none" style:language-complex="zxx" style:country-complex="none"/>
    </style:style>
    <style:style style:name="P14" style:family="paragraph" style:parent-style-name="Text_20_body">
      <style:paragraph-properties fo:margin-left="0in" fo:margin-right="0.1654in" fo:margin-top="0in" fo:margin-bottom="0in" loext:contextual-spacing="false" fo:line-height="120%" fo:text-align="end" style:justify-single-word="false" fo:text-indent="0in" style:auto-text-indent="false" style:writing-mode="lr-tb"/>
      <style:text-properties fo:font-variant="normal" fo:text-transform="none" fo:color="#000000" style:text-line-through-style="none" style:text-line-through-type="none" style:font-name="Times New Roman" fo:font-size="14.0500001907349pt" fo:language="en" fo:country="US" fo:font-style="normal" style:text-underline-style="none" fo:font-weight="normal" style:text-blinking="false" fo:background-color="transparent" style:language-asian="zxx" style:country-asian="none" style:language-complex="zxx" style:country-complex="none"/>
    </style:style>
    <style:style style:name="P15" style:family="paragraph" style:parent-style-name="Text_20_body">
      <style:paragraph-properties fo:margin-top="1.0591in" fo:margin-bottom="0in" loext:contextual-spacing="false" fo:line-height="120%" fo:text-align="center" style:justify-single-word="false" style:writing-mode="lr-tb"/>
    </style:style>
    <style:style style:name="P16" style:family="paragraph" style:parent-style-name="Heading_20_1">
      <style:paragraph-properties fo:break-before="page"/>
    </style:style>
    <style:style style:name="P17" style:family="paragraph" style:parent-style-name="Heading_20_3">
      <style:text-properties officeooo:rsid="001c05ca" officeooo:paragraph-rsid="001c05ca"/>
    </style:style>
    <style:style style:name="P18" style:family="paragraph" style:parent-style-name="Heading_20_3">
      <style:text-properties officeooo:rsid="0020979a" officeooo:paragraph-rsid="0020979a"/>
    </style:style>
    <style:style style:name="P19" style:family="paragraph" style:parent-style-name="Heading_20_3">
      <style:text-properties style:font-name="Liberation Sans" fo:font-size="14.1000003814697pt" fo:font-weight="bold" officeooo:rsid="0026b957" officeooo:paragraph-rsid="0026b957" style:font-name-asian="Noto Sans CJK SC" style:font-size-asian="14.1000003814697pt" style:font-weight-asian="bold" style:font-name-complex="Lohit Devanagari" style:font-size-complex="14.1000003814697pt" style:font-weight-complex="bold"/>
    </style:style>
    <style:style style:name="P20" style:family="paragraph" style:parent-style-name="Text_20_body">
      <style:text-properties fo:font-style="italic" officeooo:rsid="0020979a" officeooo:paragraph-rsid="0020979a" style:font-style-asian="italic" style:font-style-complex="italic"/>
    </style:style>
    <style:style style:name="P21" style:family="paragraph" style:parent-style-name="Text_20_body">
      <style:text-properties fo:font-style="normal" officeooo:rsid="002566c3" officeooo:paragraph-rsid="002566c3" style:font-style-asian="normal" style:font-style-complex="normal"/>
    </style:style>
    <style:style style:name="P22" style:family="paragraph" style:parent-style-name="Text_20_body">
      <style:text-properties officeooo:rsid="002566c3" officeooo:paragraph-rsid="002566c3"/>
    </style:style>
    <style:style style:name="P23" style:family="paragraph" style:parent-style-name="Text_20_body">
      <style:text-properties fo:font-size="12pt" officeooo:rsid="002566c3" officeooo:paragraph-rsid="002566c3" style:font-size-asian="12pt" style:font-size-complex="12pt"/>
    </style:style>
    <style:style style:name="P24" style:family="paragraph" style:parent-style-name="Text_20_body">
      <style:text-properties fo:font-size="12pt" fo:font-style="normal" officeooo:rsid="002566c3" officeooo:paragraph-rsid="002566c3" style:font-size-asian="12pt" style:font-style-asian="normal" style:font-size-complex="12pt" style:font-style-complex="normal"/>
    </style:style>
    <style:style style:name="P25" style:family="paragraph" style:parent-style-name="Text_20_body">
      <style:text-properties style:font-name="Liberation Serif" officeooo:paragraph-rsid="001f4827"/>
    </style:style>
    <style:style style:name="P26" style:family="paragraph" style:parent-style-name="Text_20_body">
      <style:text-properties style:font-name="Liberation Serif" fo:font-size="12pt" fo:font-style="italic" officeooo:rsid="0020979a" officeooo:paragraph-rsid="0020979a" style:font-size-asian="12pt" style:font-style-asian="italic" style:font-size-complex="12pt" style:font-style-complex="italic"/>
    </style:style>
    <style:style style:name="P27" style:family="paragraph" style:parent-style-name="Text_20_body">
      <style:text-properties style:font-name="Liberation Serif" fo:font-size="12pt" fo:font-style="normal" officeooo:rsid="0026b957" officeooo:paragraph-rsid="0026b957" style:font-size-asian="12pt" style:font-style-asian="normal" style:font-size-complex="12pt" style:font-style-complex="normal"/>
    </style:style>
    <style:style style:name="P28" style:family="paragraph" style:parent-style-name="Text_20_body">
      <style:text-properties style:font-name="Liberation Serif" fo:font-size="12pt" fo:font-style="normal" fo:font-weight="bold" officeooo:rsid="0026b957" officeooo:paragraph-rsid="0026b957" style:font-size-asian="12pt" style:font-style-asian="normal" style:font-weight-asian="bold" style:font-size-complex="12pt" style:font-style-complex="normal" style:font-weight-complex="bold"/>
    </style:style>
    <style:style style:name="P29" style:family="paragraph" style:parent-style-name="Text_20_body">
      <style:text-properties officeooo:paragraph-rsid="00221b0e"/>
    </style:style>
    <style:style style:name="T1" style:family="text">
      <style:text-properties officeooo:rsid="00157e9d"/>
    </style:style>
    <style:style style:name="T2" style:family="text">
      <style:text-properties fo:font-variant="normal" fo:text-transform="none" fo:color="#000000" style:text-line-through-style="none" style:text-line-through-type="none" style:font-name="Times New Roman" fo:font-size="15.9499998092651pt" fo:language="en" fo:country="US" fo:font-style="normal" style:text-underline-style="none" fo:font-weight="normal" style:text-blinking="false" fo:background-color="transparent" loext:char-shading-value="0" style:language-asian="zxx" style:country-asian="none" style:language-complex="zxx" style:country-complex="none"/>
    </style:style>
    <style:style style:name="T3" style:family="text">
      <style:text-properties fo:font-variant="normal" fo:text-transform="none" fo:color="#000000" style:text-line-through-style="none" style:text-line-through-type="none" style:font-name="Times New Roman" fo:font-size="15.9499998092651pt" fo:language="en" fo:country="US" fo:font-style="normal" style:text-underline-style="none" fo:font-weight="bold" style:text-blinking="false" fo:background-color="transparent" loext:char-shading-value="0" style:language-asian="zxx" style:country-asian="none" style:language-complex="zxx" style:country-complex="none"/>
    </style:style>
    <style:style style:name="T4" style:family="text">
      <style:text-properties fo:font-variant="normal" fo:text-transform="none" fo:color="#000000" style:text-line-through-style="none" style:text-line-through-type="none" style:font-name="Times New Roman" fo:font-size="15.9499998092651pt" fo:language="en" fo:country="US" fo:font-style="normal" style:text-underline-style="none" fo:font-weight="bold" officeooo:rsid="001ad2ba" style:text-blinking="false" fo:background-color="transparent" loext:char-shading-value="0" style:language-asian="zxx" style:country-asian="none" style:language-complex="zxx" style:country-complex="none"/>
    </style:style>
    <style:style style:name="T5" style:family="text">
      <style:text-properties fo:font-variant="normal" fo:text-transform="none" fo:color="#000000" style:text-line-through-style="none" style:text-line-through-type="none" style:font-name="Times New Roman" fo:font-size="15.9499998092651pt" fo:language="en" fo:country="US" fo:font-style="normal" style:text-underline-style="none" fo:font-weight="bold" officeooo:rsid="002566c3" style:text-blinking="false" fo:background-color="transparent" loext:char-shading-value="0" style:language-asian="zxx" style:country-asian="none" style:language-complex="zxx" style:country-complex="none"/>
    </style:style>
    <style:style style:name="T6" style:family="text">
      <style:text-properties fo:font-variant="normal" fo:text-transform="none" fo:color="#000000" style:font-name="apple-system" fo:font-size="9.75pt" fo:letter-spacing="normal" fo:font-style="normal" fo:font-weight="normal" officeooo:rsid="0026b957" style:font-style-asian="normal" style:font-style-complex="normal"/>
    </style:style>
    <style:style style:name="T7" style:family="text">
      <style:text-properties fo:font-variant="normal" fo:text-transform="none" fo:color="#000000" style:font-name="apple-system" fo:font-size="9.75pt" fo:letter-spacing="normal" fo:font-style="normal" fo:font-weight="normal" officeooo:rsid="00221b0e" style:font-style-asian="normal" style:font-style-complex="normal"/>
    </style:style>
    <style:style style:name="T8" style:family="text">
      <style:text-properties fo:font-variant="normal" fo:text-transform="none" fo:color="#000000" style:font-name="apple-system" fo:font-size="9.75pt" fo:letter-spacing="normal" fo:font-style="italic" fo:font-weight="normal" officeooo:rsid="00221b0e" style:font-style-asian="italic" style:font-style-complex="italic"/>
    </style:style>
    <style:style style:name="T9" style:family="text">
      <style:text-properties fo:font-variant="normal" fo:text-transform="none" fo:color="#000000" style:font-name="apple-system" fo:font-size="9.75pt" fo:letter-spacing="normal" fo:font-style="italic" fo:font-weight="normal" officeooo:rsid="0026b957" style:font-style-asian="italic" style:font-style-complex="italic"/>
    </style:style>
    <style:style style:name="T10" style:family="text">
      <style:text-properties fo:font-variant="normal" fo:text-transform="none" fo:color="#000000" style:font-name="apple-system" fo:font-size="9.75pt" fo:letter-spacing="normal" fo:font-weight="normal"/>
    </style:style>
    <style:style style:name="T11" style:family="text">
      <style:text-properties fo:font-variant="normal" fo:text-transform="none" fo:color="#000000" fo:font-size="12pt" fo:letter-spacing="normal" fo:font-style="italic" fo:font-weight="normal" officeooo:rsid="0020979a" style:font-size-asian="12pt" style:font-style-asian="italic" style:font-size-complex="12pt" style:font-style-complex="italic"/>
    </style:style>
    <style:style style:name="T12" style:family="text">
      <style:text-properties fo:font-variant="normal" fo:text-transform="none" fo:color="#000000" fo:font-size="12pt" fo:letter-spacing="normal" fo:font-style="normal" fo:font-weight="normal" officeooo:rsid="0020979a" style:font-size-asian="12pt" style:font-size-complex="12pt"/>
    </style:style>
    <style:style style:name="T13" style:family="text">
      <style:text-properties fo:font-variant="normal" fo:text-transform="none" fo:color="#000000" fo:font-size="12pt" fo:letter-spacing="normal" fo:font-style="normal" fo:font-weight="normal" officeooo:rsid="002566c3" style:font-size-asian="12pt" style:font-size-complex="12pt"/>
    </style:style>
    <style:style style:name="T14" style:family="text">
      <style:text-properties fo:font-variant="normal" fo:text-transform="none" fo:color="#000000" fo:font-size="12pt" fo:letter-spacing="normal" fo:font-style="normal" fo:font-weight="normal" officeooo:rsid="0026b957" style:font-size-asian="12pt" style:font-size-complex="12pt"/>
    </style:style>
    <style:style style:name="T15" style:family="text">
      <style:text-properties fo:font-variant="normal" fo:text-transform="none" fo:color="#000000" fo:letter-spacing="normal"/>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26b957"/>
    </style:style>
    <style:style style:name="T18" style:family="text">
      <style:text-properties fo:font-variant="normal" fo:text-transform="none" fo:color="#000000" fo:letter-spacing="normal" fo:font-weight="normal"/>
    </style:style>
    <style:style style:name="T19" style:family="text">
      <style:text-properties fo:font-variant="normal" fo:text-transform="none" fo:color="#000000" style:font-name="Liberation Serif" fo:font-size="12pt" fo:letter-spacing="normal" fo:font-style="normal" fo:font-weight="normal" officeooo:rsid="0026b957" style:font-size-asian="12pt" style:font-style-asian="normal" style:font-size-complex="12pt" style:font-style-complex="normal"/>
    </style:style>
    <style:style style:name="T20" style:family="text">
      <style:text-properties fo:font-variant="normal" fo:text-transform="none" fo:color="#000000" style:font-name="Liberation Serif" fo:font-size="12pt" fo:letter-spacing="normal" fo:font-style="normal" fo:font-weight="normal" officeooo:rsid="00221b0e" style:font-size-asian="12pt" style:font-style-asian="normal" style:font-size-complex="12pt" style:font-style-complex="normal"/>
    </style:style>
    <style:style style:name="T21" style:family="text">
      <style:text-properties fo:font-variant="normal" fo:text-transform="none" fo:color="#000000" style:font-name="Liberation Serif" fo:font-size="12pt" fo:letter-spacing="normal" fo:font-style="italic" fo:font-weight="normal" officeooo:rsid="00221b0e" style:font-size-asian="12pt" style:font-style-asian="italic" style:font-size-complex="12pt" style:font-style-complex="italic"/>
    </style:style>
    <style:style style:name="T22" style:family="text">
      <style:text-properties style:font-name="Liberation Sans" fo:font-size="18.2000007629395pt" fo:language="ru" fo:country="RU" fo:font-weight="bold" officeooo:rsid="001c05ca" style:font-name-asian="Noto Sans CJK SC" style:font-size-asian="18.2000007629395pt" style:font-weight-asian="bold" style:font-name-complex="Lohit Devanagari" style:font-size-complex="18.2000007629395pt" style:font-weight-complex="bold"/>
    </style:style>
    <style:style style:name="T23" style:family="text">
      <style:text-properties fo:font-style="italic" style:font-style-asian="italic" style:font-style-complex="italic"/>
    </style:style>
    <style:style style:name="T24" style:family="text">
      <style:text-properties fo:font-style="italic" officeooo:rsid="00221b0e" style:font-style-asian="italic" style:font-style-complex="italic"/>
    </style:style>
    <style:style style:name="T25" style:family="text">
      <style:text-properties fo:font-style="normal" officeooo:rsid="00221b0e" style:font-style-asian="normal" style:font-style-complex="normal"/>
    </style:style>
    <style:style style:name="T26" style:family="text">
      <style:text-properties fo:font-size="12pt" style:font-size-asian="12pt" style:font-size-complex="12pt"/>
    </style:style>
    <style:style style:name="T27" style:family="text">
      <style:text-properties fo:font-size="12pt" officeooo:rsid="0020979a" style:font-size-asian="12pt" style:font-size-complex="12pt"/>
    </style:style>
    <style:style style:name="T28" style:family="text">
      <style:text-properties fo:font-size="12pt" officeooo:rsid="002566c3" style:font-size-asian="12pt" style:font-size-complex="12pt"/>
    </style:style>
    <style:style style:name="T29" style:family="text">
      <style:text-properties fo:font-size="12pt" fo:font-style="italic" officeooo:rsid="0020979a" style:font-size-asian="12pt" style:font-style-asian="italic" style:font-size-complex="12pt" style:font-style-complex="italic"/>
    </style:style>
    <style:style style:name="T30" style:family="text">
      <style:text-properties officeooo:rsid="0026b957"/>
    </style:style>
    <style:style style:name="T31" style:family="text">
      <style:text-properties style:font-name="Liberation Serif"/>
    </style:style>
    <style:style style:name="T32" style:family="text">
      <style:text-properties style:font-name="Liberation Serif" fo:font-size="12pt" style:font-size-asian="12pt" style:font-size-complex="12pt"/>
    </style:style>
    <style:style style:name="T33" style:family="text">
      <style:text-properties style:font-name="Liberation Serif" fo:font-size="12pt" fo:font-style="normal" officeooo:rsid="00221b0e" style:font-size-asian="12pt" style:font-style-asian="normal" style:font-size-complex="12pt" style:font-style-complex="normal"/>
    </style:style>
    <style:style style:name="T34" style:family="text">
      <style:text-properties style:font-name="Liberation Serif" fo:font-size="12pt" fo:font-style="italic" officeooo:rsid="00221b0e" style:font-size-asian="12pt" style:font-style-asian="italic" style:font-size-complex="12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86fe232d-7fff-c459-5e7b-fba9be5d1ce0"/>МИНИСТЕРСТВО НАУКИ И ВЫСШЕГО ОБРАЗОВАНИЯ РОССИЙСКОЙ ФЕДЕРАЦИИ </text:p>
      <text:p text:style-name="P7">ФЕДЕРАЛЬНОЕ ГОСУДАРСТВЕННОЕ АВТОНОМНОЕ  </text:p>
      <text:p text:style-name="P8">ОБРАЗОВАТЕЛЬНОЕ УЧРЕЖДЕНИЕ ВЫСШЕГО ОБРАЗОВАНИЯ </text:p>
      <text:p text:style-name="P9">«Санкт-Петербургский национальный исследовательский университет информационных технологий, механики и оптики» </text:p>
      <text:p text:style-name="P10">ФАКУЛЬТЕТ СИСТЕМ УПРАВЛЕНИЯ И РОБОТОТЕХНИКИ </text:p>
      <text:p text:style-name="P15"><text:span text:style-name="T4">Практическсая</text:span><text:span text:style-name="T3"> </text:span><text:span text:style-name="T4">работа</text:span><text:span text:style-name="T3"> №</text:span><text:span text:style-name="T5">2</text:span><text:span text:style-name="T3"> </text:span><text:span text:style-name="T2"> </text:span></text:p>
      <text:p text:style-name="P11">Выполнил: </text:p>
      <text:p text:style-name="P12">Студент группы P32312 </text:p>
      <text:p text:style-name="P3">Хайкин Олег </text:p>
      <text:p text:style-name="P14">Игоревич </text:p>
      <text:p text:style-name="P13"/>
      <text:p text:style-name="P4"/>
      <text:p text:style-name="P4"/>
      <text:p text:style-name="P5">Санкт-Петербург, 202<text:span text:style-name="T1">2</text:span> </text:p>
      <text:p text:style-name="P2"><text:line-break/></text:p>
      <text:p text:style-name="P1"/>
      <text:p text:style-name="P1"/>
      <text:h text:style-name="P16" text:outline-level="1"><text:bookmark-start text:name="__RefHeading___Toc148_3654299290"/><text:tab/><text:span text:style-name="T22">Выполнение</text:span><text:bookmark-end text:name="__RefHeading___Toc148_3654299290"/></text:h>
      <text:h text:style-name="Heading_20_3" text:outline-level="3">1.</text:h>
      <text:p text:style-name="P22">Проверим доступность c7-1 на c7-2 используя команду</text:p>
      <text:p text:style-name="P22"><text:tab/><text:span text:style-name="T23">ping 10.0.0.1</text:span></text:p>
      <text:p text:style-name="P21"/>
      <text:p text:style-name="P21">Проверим шлюз по умолчанию используя команду</text:p>
      <text:p text:style-name="P21"><text:tab/><text:span text:style-name="T23">ip r</text:span></text:p>
      <text:p text:style-name="P21"><text:span text:style-name="T23"/></text:p>
      <text:p text:style-name="P21">Проверим досутпность внешней сети на c7-1 используя команду</text:p>
      <text:p text:style-name="P21"><text:tab/><text:span text:style-name="T23">ping 1.1.1.1</text:span></text:p>
      <text:h text:style-name="P17" text:outline-level="3">2.</text:h>
      <text:p text:style-name="P25"><text:span text:style-name="T11">[root@c7-2 /]# adduser -s /bin/bash -m SPAuser</text:span><text:span text:style-name="T29"><text:line-break/></text:span><text:span text:style-name="T11">[root@c7-2 /]# passwd SPAuser</text:span><text:span text:style-name="T27"><text:line-break/><text:line-break/></text:span><text:span text:style-name="T28">П</text:span><text:span text:style-name="T12">осле входа в систему под созданным пользователем</text:span><text:span text:style-name="T27"><text:line-break/></text:span><text:span text:style-name="T11">[root@c7-2 /]# journalctl -e</text:span><text:span text:style-name="T29"><text:line-break/></text:span><text:span text:style-name="T11">Oct 12 06:47:44 c7-2 useradd[1999]: new group: name=SPAuser, GID=1001</text:span><text:span text:style-name="T29"><text:line-break/></text:span><text:span text:style-name="T11">Oct 12 06:47:44 c7-2 useradd[1999]: new user: name=SPAuser, UID=1001,</text:span><text:span text:style-name="T29"><text:line-break/></text:span><text:span text:style-name="T11"> GID=1001, home=/home/SPAuser, shell=/bin/bas</text:span><text:span text:style-name="T29"><text:line-break/></text:span><text:span text:style-name="T11">Oct 12 06:50:25 c7-2 passwd[2006]: pam_unix(passwd:chauthtok): password</text:span><text:span text:style-name="T29"><text:line-break/></text:span><text:span text:style-name="T11"> changed for SPAuser</text:span><text:span text:style-name="T29"><text:line-break/></text:span><text:span text:style-name="T11">Oct 12 06:50:48 c7-2 systemd[1]: Started Getty on tty2.</text:span><text:span text:style-name="T29"><text:line-break/></text:span><text:span text:style-name="T11">Oct 12 06:50:53 c7-2 systemd[1]: Created slice User Slice of SPAuser.</text:span><text:span text:style-name="T29"><text:line-break/></text:span><text:span text:style-name="T11">Oct 12 06:50:53 c7-2 systemd[1]: Started Session 3 of user SPAuser.</text:span><text:span text:style-name="T29"><text:line-break/></text:span><text:span text:style-name="T11">Oct 12 06:50:53 c7-2 systemd-logind[650]: New session 3 of user SPAuser.</text:span><text:span text:style-name="T29"><text:line-break/></text:span><text:span text:style-name="T11">Oct 12 06:50:53 c7-2 login[2010]: pam_unix(login:session): session opened</text:span><text:span text:style-name="T29"><text:line-break/></text:span><text:span text:style-name="T11">or user SPAuser by LOGIN(uid=0)</text:span><text:span text:style-name="T29"><text:line-break/></text:span><text:span text:style-name="T11">Oct 12 06:50:53 c7-2 login[2010]: LOGIN ON tty2 BY SPAuser</text:span><text:span text:style-name="T29"><text:line-break/></text:span><text:span text:style-name="T27"><text:line-break/><text:line-break/></text:span><text:span text:style-name="T12">Измененные параметры файла конфигурации sshd.</text:span><text:span text:style-name="T27"><text:line-break/></text:span><text:span text:style-name="T11">[root@c7-2 /]# vi /etc/ssh/sshd_config</text:span><text:span text:style-name="T27"><text:line-break/></text:span><text:span text:style-name="T12">измени</text:span><text:span text:style-name="T13">м</text:span><text:span text:style-name="T12"> строчки</text:span><text:span text:style-name="T27"><text:line-break/></text:span><text:span text:style-name="T11">PermitRootLogin no</text:span><text:span text:style-name="T29"><text:line-break/></text:span><text:span text:style-name="T11">MaxAuthTries 2</text:span><text:span text:style-name="T29"><text:line-break/></text:span><text:span text:style-name="T11">LoginGraceTime 30</text:span><text:span text:style-name="T29"><text:line-break/></text:span><text:span text:style-name="T27"><text:line-break/></text:span><text:span text:style-name="T28">П</text:span><text:span text:style-name="T12">ерезапуск sshd</text:span><text:span text:style-name="T27"><text:line-break/></text:span><text:span text:style-name="T11">[root@c7-2 /]# systemctl restart sshd</text:span><text:span text:style-name="T27"><text:line-break/></text:span><text:soft-page-break/><text:span text:style-name="T27"><text:line-break/></text:span><text:span text:style-name="T28">П</text:span><text:span text:style-name="T12">осле перезапуска</text:span><text:span text:style-name="T27"><text:line-break/></text:span><text:span text:style-name="T11">[root@c7-2 /]# systemctl status sshd</text:span><text:span text:style-name="T29"><text:line-break/></text:span><text:span text:style-name="T11">● sshd.service - OpenSSH server daemon</text:span><text:span text:style-name="T29"><text:line-break/><text:tab/></text:span><text:span text:style-name="T11">Loaded: loaded (/usr/lib/systemd/system/sshd.service; enabled; vendor preset: enabled)</text:span><text:span text:style-name="T29"><text:line-break/><text:tab/></text:span><text:span text:style-name="T11"> Active: active (running) since Wed 2022-10-12 06:58:04 EDT; 11s ago</text:span><text:span text:style-name="T29"><text:line-break/><text:tab/></text:span><text:span text:style-name="T11"> Docs: man:sshd(8)</text:span><text:span text:style-name="T29"><text:line-break/><text:tab/></text:span><text:span text:style-name="T11"> <text:tab/>man:sshd_config(5)</text:span><text:span text:style-name="T29"><text:line-break/><text:tab/></text:span><text:span text:style-name="T11"> Main PID: 2071 (sshd)</text:span><text:span text:style-name="T29"><text:line-break/><text:tab/></text:span><text:span text:style-name="T11"> CGroup: /system.slice/sshd.service</text:span><text:span text:style-name="T29"><text:line-break/><text:tab/></text:span><text:span text:style-name="T11"> <text:tab/> <text:s text:c="3"/>└─2071 /usr/sbin/sshd -D</text:span><text:span text:style-name="T29"><text:line-break/><text:line-break/><text:line-break/></text:span><text:span text:style-name="T11"> Oct 12 06:58:04 c7-2 systemd[1]: Stopped OpenSSH server daemon.</text:span><text:span text:style-name="T29"><text:line-break/></text:span><text:span text:style-name="T11"> Oct 12 06:58:04 c7-2 systemd[1]: Starting OpenSSH server daemon...</text:span><text:span text:style-name="T29"><text:line-break/></text:span><text:span text:style-name="T11"> Oct 12 06:58:04 c7-2 sshd[2071]: Server listening on 0.0.0.0 port 22.</text:span><text:span text:style-name="T29"><text:line-break/></text:span><text:span text:style-name="T11"> Oct 12 06:58:04 c7-2 sshd[2071]: Server listening on :: port 22.</text:span><text:span text:style-name="T29"><text:line-break/></text:span><text:span text:style-name="T11"> Oct 12 06:58:04 c7-2 systemd[1]: Started OpenSSH server daemon.</text:span><text:span text:style-name="T29"><text:line-break/></text:span><text:span text:style-name="T27"><text:line-break/><text:line-break/></text:span><text:span text:style-name="T13">Д</text:span><text:span text:style-name="T12">обавление пользователя в группу wheel</text:span><text:span text:style-name="T27"><text:line-break/></text:span><text:span text:style-name="T11"> [root@c7-2 /]# usermod -a -G wheel SPAuser</text:span><text:span text:style-name="T27"><text:line-break/><text:line-break/><text:line-break/></text:span><text:span text:style-name="T12"> </text:span><text:span text:style-name="T14">Д</text:span><text:span text:style-name="T12">оступ к файлу с паролями</text:span><text:span text:style-name="T27"><text:line-break/></text:span><text:span text:style-name="T12"> </text:span><text:span text:style-name="T11">[SPAuser@c7-2 ~]$ cat /etc/shadow</text:span><text:span text:style-name="T29"><text:line-break/></text:span><text:span text:style-name="T11"> cat: /etc/shadow: Permission denied</text:span><text:span text:style-name="T29"><text:line-break/></text:span><text:span text:style-name="T11"> [SPAuser@c7-2 ~]$ sudo cat /etc/shadow</text:span></text:p>
      <text:p text:style-name="P23">Создать пользователя, сра<text:span text:style-name="T30">з</text:span>у указав его пароль:</text:p>
      <text:p text:style-name="P23"><text:tab/><text:span text:style-name="T23">useradd -m test_user &amp;&amp; echo “test_user:password” | chpasswd</text:span></text:p>
      <text:p text:style-name="P24">Пояснение п.9:</text:p>
      <text:p text:style-name="P24"><text:tab/>У обычного пользователя нет прав на чтение файла /etc/shadow. Приходится использовать sudo, чтобы повысить привелегии до рута</text:p>
      <text:h text:style-name="P18" text:outline-level="3">3.</text:h>
      <text:p text:style-name="P20"/>
      <text:p text:style-name="P26"><text:span text:style-name="T17">В</text:span><text:span text:style-name="T16">ключение пересылки пакетов</text:span><text:line-break/><text:span text:style-name="T18"> [root@c7-1 /]# sysctl -w net.ipv4.ip_forward=1</text:span><text:line-break/><text:span text:style-name="T18"> net.ipv4.ip_forward = 1</text:span><text:line-break/><text:line-break/><text:span text:style-name="T18"> [root@c7-1 /]# firewall-cmd —zone=public —add-masquerade —permanent</text:span><text:line-break/><text:span text:style-name="T18"> success</text:span><text:line-break/><text:span text:style-name="T18"> [root@c7-1 /]# firewall-cmd —zone=public</text:span><text:line-break/><text:soft-page-break/><text:tab/><text:span text:style-name="T18">--add-forward-port=port=55022:proto=tcp:toport=22:toaddr=10.0.0.2</text:span><text:line-break/><text:tab/><text:span text:style-name="T18">--perman&gt;</text:span><text:line-break/><text:span text:style-name="T18"> success</text:span><text:line-break/><text:span text:style-name="T18"> [root@c7-1 /]# firewall-cmd —reload</text:span><text:line-break/><text:span text:style-name="T18"> success</text:span><text:line-break/><text:line-break/><text:span text:style-name="T16"> </text:span><text:span text:style-name="T17">Н</text:span><text:span text:style-name="T16">астроил публикацию порта 55022 в virtualbox. Подключился по этому порту к c7-2.</text:span><text:line-break/><text:span text:style-name="T18"> [SPAuser@c7-2 ~]$ who</text:span><text:line-break/><text:span text:style-name="T18"> root tty1 2022-10-12 06:10</text:span><text:line-break/><text:span text:style-name="T18"> root pts/0 2022-10-12 06:15 (10.0.0.1)</text:span><text:line-break/><text:span text:style-name="T18"> SPAuser tty2 2022-10-12 06:50</text:span><text:line-break/><text:span text:style-name="T18"> SPAuser pts/1 2022-10-12 07:09 (gateway)</text:span></text:p>
      <text:h text:style-name="P18" text:outline-level="3">4.</text:h>
      <text:p text:style-name="P29"><text:span text:style-name="T19">З</text:span><text:span text:style-name="T20">апус</text:span><text:span text:style-name="T19">каем</text:span><text:span text:style-name="T20"> vi:</text:span><text:span text:style-name="T33"><text:line-break/></text:span><text:span text:style-name="T21"> [root@c7-2 /]# ps a -o pid,tty,etime,cmd,user | grep vi</text:span><text:span text:style-name="T34"><text:line-break/></text:span><text:span text:style-name="T21"> 2229 pts/1 01:29 vi SPAuser</text:span><text:span text:style-name="T33"><text:line-break/><text:line-break/></text:span><text:span text:style-name="T20"> Заверш</text:span><text:span text:style-name="T19">аем</text:span><text:span text:style-name="T20"> процесс используя сигнал KILL:</text:span><text:span text:style-name="T33"><text:line-break/></text:span><text:span text:style-name="T21"> [root@c7-2 /]# kill -9 2229</text:span><text:span text:style-name="T33"><text:line-break/><text:line-break/></text:span><text:span text:style-name="T20"> </text:span><text:span text:style-name="T19">П</text:span><text:span text:style-name="T20">роцесс vi завершился:</text:span><text:span text:style-name="T33"><text:line-break/></text:span><text:span text:style-name="T21"> Killed</text:span><text:span text:style-name="T34"><text:line-break/> </text:span><text:span text:style-name="T21">[SPAuser@c7-2 ~]$</text:span></text:p>
      <text:p text:style-name="P28"><text:span text:style-name="T15">Почему это плохой способ?</text:span></text:p>
      <text:p text:style-name="P27"><text:span text:style-name="T18">Процесс завершается мгновенно, не происходит закрытия ресурсов, сохранение вреименных данных, освобождения временных ресурсов и т.д.</text:span></text:p>
      <text:h text:style-name="P19" text:outline-level="3">5.</text:h>
      <text:p text:style-name="P29"><text:span text:style-name="T6">На </text:span><text:span text:style-name="T7">основно</text:span><text:span text:style-name="T6">м</text:span><text:span text:style-name="T7"> хост</text:span><text:span text:style-name="T6">е:</text:span><text:span text:style-name="T25"><text:line-break/></text:span><text:span text:style-name="T8">iad/linux/lab2 scp -P22222 ./img/</text:span><text:span text:style-name="T9">bruh</text:span><text:span text:style-name="T8">.</text:span><text:span text:style-name="T9">png</text:span><text:span text:style-name="T8"> SPAuser@127.0.0.1:~/</text:span><text:span text:style-name="T24"><text:line-break/></text:span><text:span text:style-name="T8"> SPAuser@127.0.0.1's password:</text:span><text:span text:style-name="T24"><text:line-break/></text:span><text:span text:style-name="T8"> </text:span><text:span text:style-name="T9">bruh</text:span><text:span text:style-name="T8">.</text:span><text:span text:style-name="T9">png</text:span><text:span text:style-name="T8"> 100% 62KB 11.0MB/s 00:00</text:span><text:span text:style-name="T24"><text:line-break/></text:span><text:span text:style-name="T25"><text:line-break/></text:span><text:span text:style-name="T7"> </text:span><text:span text:style-name="T6">На </text:span><text:span text:style-name="T7">виртуальн</text:span><text:span text:style-name="T6">ой</text:span><text:span text:style-name="T7"> машин</text:span><text:span text:style-name="T6">е:</text:span><text:span text:style-name="T25"><text:line-break/></text:span><text:span text:style-name="T8"> [SPAuser@c7-2 ~]$ ls -la | grep </text:span><text:span text:style-name="T9">bruh</text:span><text:span text:style-name="T24"><text:line-break/></text:span><text:span text:style-name="T8"> -rw-r--r--. 1 SPAuser SPAuser 6</text:span><text:span text:style-name="T9">5</text:span><text:span text:style-name="T8">8</text:span><text:span text:style-name="T9">1</text:span><text:span text:style-name="T8">5 Oct 12 07:</text:span><text:span text:style-name="T9">49</text:span><text:span text:style-name="T8"> </text:span><text:span text:style-name="T9">bruh.p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5T18:12:37.504675688</meta:creation-date>
    <dc:date>2022-10-12T17:14:38.115670684</dc:date>
    <meta:editing-duration>PT52M24S</meta:editing-duration>
    <meta:editing-cycles>12</meta:editing-cycles>
    <meta:generator>LibreOffice/6.4.7.2$Linux_X86_64 LibreOffice_project/40$Build-2</meta:generator>
    <meta:document-statistic meta:table-count="0" meta:image-count="0" meta:object-count="0" meta:page-count="4" meta:paragraph-count="34" meta:word-count="521" meta:character-count="4136" meta:non-whitespace-character-count="3557"/>
  </office:meta>
</office:document-meta>
</file>